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0.524cm"/>
    </style:style>
    <style:style style:name="co8" style:family="table-column">
      <style:table-column-properties fo:break-before="auto" style:column-width="13.5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b2b2b2"/>
      <style:text-properties fo:font-style="italic" style:font-style-asian="italic" style:font-style-complex="italic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2b2b2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ATS.$A$2:$CATS.$A$18])" table:allow-empty-cell="true" table:display-list="unsorted" table:base-cell-address="Data.F2">
          <table:error-message table:message-type="stop" table:display="true"/>
        </table:content-validation>
      </table:content-validations>
      <table:table table:name="Data" table:style-name="ta1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5" table:default-cell-style-name="ce14"/>
        <table:table-column table:style-name="co4" table:number-columns-repeated="2" table:default-cell-style-name="ce19"/>
        <table:table-column table:style-name="co6" table:default-cell-style-name="ce19"/>
        <table:table-column table:style-name="co7" table:default-cell-style-name="ce20"/>
        <table:table-column table:style-name="co8" table:default-cell-style-name="ce22"/>
        <table:table-column table:style-name="co4" table:number-columns-repeated="1016" table:default-cell-style-name="ce22"/>
        <table:table-row table:style-name="ro2">
          <table:table-cell table:style-name="ce9" office:value-type="string" calcext:value-type="string">
            <text:p>productID</text:p>
          </table:table-cell>
          <table:table-cell table:style-name="ce9" office:value-type="string" calcext:value-type="string">
            <text:p>WORLDS</text:p>
          </table:table-cell>
          <table:table-cell table:style-name="ce13" office:value-type="string" calcext:value-type="string">
            <text:p>productName</text:p>
          </table:table-cell>
          <table:table-cell table:style-name="ce8" office:value-type="string" calcext:value-type="string">
            <text:p>buyPrice</text:p>
          </table:table-cell>
          <table:table-cell table:style-name="ce8" office:value-type="string" calcext:value-type="string">
            <text:p>sellPrice</text:p>
          </table:table-cell>
          <table:table-cell table:style-name="ce8" table:content-validation-name="val1" office:value-type="string" calcext:value-type="string">
            <text:p>CATEGORY</text:p>
          </table:table-cell>
          <table:table-cell/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est Product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office:value-type="string" calcext:value-type="string">
            <text:p>TESTING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corn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falfa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minium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ETAL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thyst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thyst Ring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ple Juic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ple Juice Kid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ple pi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Appl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bergine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by Bottl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by Desser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by Food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by Medicin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MEDICINE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ked Potatoes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ana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ley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Basil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f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f in Cherry Sauc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f Jerky</text:p>
          </table:table-cell>
          <table:table-cell table:number-columns-repeated="2" office:value-type="float" office:value="300" calcext:value-type="float">
            <text:p>3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r</text:p>
          </table:table-cell>
          <table:table-cell table:number-columns-repeated="2" office:value-type="float" office:value="300" calcext:value-type="float">
            <text:p>300</text:p>
          </table:table-cell>
          <table:table-cell table:content-validation-name="val1" office:value-type="string" calcext:value-type="string">
            <text:p>ALCOHOL</text:p>
          </table:table-cell>
          <table:table-cell/>
          <table:table-cell office:value-type="string" calcext:value-type="string">
            <text:p>This is a barrel of beer. It produces 10 glasses of beer (SF Beer glass)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swax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l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ack Coffe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ackberri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BLT sandwich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Boiled Ric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k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NEWSAGENT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ot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sk Milk</text:p>
          </table:table-cell>
          <table:table-cell table:number-columns-repeated="2" office:value-type="float" office:value="185" calcext:value-type="float">
            <text:p>185</text:p>
          </table:table-cell>
          <table:table-cell table:content-validation-name="val1" office:value-type="string" calcext:value-type="string">
            <text:p>DAIRY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wl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ches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Bread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aded Ostrich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ast Milk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om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ckwhea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ckwheat Flou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Butt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AIRY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bbag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andle</text:p>
          </table:table-cell>
          <table:table-cell table:number-columns-repeated="2" office:value-type="float" office:value="225" calcext:value-type="float">
            <text:p>22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dle Bow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nabi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ppuccino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dboard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t Juic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arrot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t Gras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momile Flower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hees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DAIRY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heese sandwich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eese Toas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eesy fri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eesy Tomato Soup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erri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erry cak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hicken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icken curry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icken sandwich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illi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hives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howder</text:p>
          </table:table-cell>
          <table:table-cell table:number-columns-repeated="2" office:value-type="float" office:value="300" calcext:value-type="float">
            <text:p>3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id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itrin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itrine Ring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itrus Win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loth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al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coa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coa Bean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conu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ffe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ffee Bean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ffee cak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gnac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postabl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iand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mea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/>
          <table:table-cell office:value-type="string" calcext:value-type="string">
            <text:p>Same as (G) Corn Meal ?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tton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wboy Hat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anberries</text:p>
          </table:table-cell>
          <table:table-cell table:number-columns-repeated="2" office:value-type="float" office:value="120" calcext:value-type="float">
            <text:p>12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anberry Juic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anberry Sauc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ream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AIRY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Curd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DAIRY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shion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clamen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ndelion Petal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ndelion Win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luxe Tomato Soup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merara Suga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amond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amond Ring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lithium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ll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Chillie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Corn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Dill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Flower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Ginger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Hop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Oregano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Rosemary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ied Thym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ck &amp; Cherry Sauc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ck Egg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ck Meat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ve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gg &amp; Chip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Egg sandwich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Egg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der Wood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derberrie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derberry Win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ectric Lightbulb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erald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erald Ring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nergy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sential Oil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Feather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dspa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Feta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g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Firewood Log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Fish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sh and Tomato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sh Stew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ax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Flou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wer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wers (plant)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xtail Mille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ied Breakfas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i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uit pi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uit Win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ue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denia Petal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teaux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n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Ginger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az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u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ld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METAL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ld Ring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in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pe Juic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pe Juice Kid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p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eek salad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een Tea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Grilled Fish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Gruel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mburg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y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alth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mp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Honey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neycomb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rn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rse Chestnut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t Chocolat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ygiene</text:p>
          </table:table-cell>
          <table:table-cell table:number-columns-repeated="2" office:value-type="float" office:value="10" calcext:value-type="float">
            <text:p>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120" calcext:value-type="float">
            <text:p>12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ce cream cone</text:p>
          </table:table-cell>
          <table:table-cell table:number-columns-repeated="2" office:value-type="float" office:value="120" calcext:value-type="float">
            <text:p>12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ce cream sundae</text:p>
          </table:table-cell>
          <table:table-cell table:number-columns-repeated="2" office:value-type="float" office:value="225" calcext:value-type="float">
            <text:p>22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k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ron Ore</text:p>
          </table:table-cell>
          <table:table-cell table:number-columns-repeated="2" office:value-type="float" office:value="120" calcext:value-type="float">
            <text:p>120</text:p>
          </table:table-cell>
          <table:table-cell table:content-validation-name="val1" office:value-type="string" calcext:value-type="string">
            <text:p>METAL</text:p>
          </table:table-cell>
          <table:table-cell table:number-columns-repeated="101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</text:p>
          </table:table-cell>
          <table:table-cell table:number-columns-repeated="2" office:value-type="float" office:value="185" calcext:value-type="float">
            <text:p>18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g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Kefalotyri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EL</text:p>
          </table:table-cell>
          <table:table-cell table:number-columns-repeated="1018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Wh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UEL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mb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tt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vender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Leather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10" calcext:value-type="float">
            <text:p>10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mon Juic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monad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Lemon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Lettuc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m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gs</text:p>
          </table:table-cell>
          <table:table-cell table:number-columns-repeated="2" office:value-type="float" office:value="225" calcext:value-type="float">
            <text:p>225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v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azine</text:p>
          </table:table-cell>
          <table:table-cell table:number-columns-repeated="2" office:value-type="float" office:value="500" calcext:value-type="float">
            <text:p>500</text:p>
          </table:table-cell>
          <table:table-cell table:content-validation-name="val1" office:value-type="string" calcext:value-type="string">
            <text:p>NEWSAGENT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ic Spel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Manur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Maple Sap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Syrup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igold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igold Petal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Mead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Mea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at Skewer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atball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ringue pi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Milk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nera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nt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ti Vas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Mushroom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ils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ppy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ILETRIES</text:p>
          </table:table-cell>
          <table:table-cell table:number-columns-repeated="1018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wspaper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NEWSAGENT</text:p>
          </table:table-cell>
          <table:table-cell table:number-columns-repeated="101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ght Soi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at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il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EL</text:p>
          </table:table-cell>
          <table:table-cell table:number-columns-repeated="1018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Olive Oil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Oliv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Onion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ange Juic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ange Juice Kid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ang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egano</text:p>
          </table:table-cell>
          <table:table-cell table:number-columns-repeated="2" office:value-type="float" office:value="300" calcext:value-type="float">
            <text:p>3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trich Egg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trich Mea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trich Steak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p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NEWSAGENT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Parsley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stri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vlova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ar Juic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ar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a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pper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rfum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ILETRIES</text:p>
          </table:table-cell>
          <table:table-cell table:number-columns-repeated="1018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rry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troleum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UEL</text:p>
          </table:table-cell>
          <table:table-cell table:number-columns-repeated="1018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osphorus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llow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p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zza</text:p>
          </table:table-cell>
          <table:table-cell table:number-columns-repeated="2" office:value-type="float" office:value="95" calcext:value-type="float">
            <text:p>9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lanks</text:p>
          </table:table-cell>
          <table:table-cell table:number-columns-repeated="2" office:value-type="float" office:value="275" calcext:value-type="float">
            <text:p>275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ached Fish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k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k Cutlet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k Sausages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Porridg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t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Potato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mpkin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rple Sag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uartz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uethan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FUEL</text:p>
          </table:table-cell>
          <table:table-cell table:number-columns-repeated="1018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isin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spberrie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zor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TOILETRIES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resh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Rennet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Ric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e Tomato Egg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RIP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st Beast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st Chicken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st Duck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sted veg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sted veg sandwich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ck Skin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lled Oat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e Petal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Rosemary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by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by Ring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g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m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m n raisin</text:p>
          </table:table-cell>
          <table:table-cell table:number-columns-repeated="2" office:value-type="float" office:value="120" calcext:value-type="float">
            <text:p>12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ag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ke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lad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alt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ltpet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ndston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pphir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pphire Ring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wdust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rumpy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a Water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lve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ETAL</text:p>
          </table:table-cell>
          <table:table-cell table:number-columns-repeated="1018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lver Ring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kin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lop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oap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ILETRIES</text:p>
          </table:table-cell>
          <table:table-cell table:number-columns-repeated="1018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rbet</text:p>
          </table:table-cell>
          <table:table-cell table:number-columns-repeated="2" office:value-type="float" office:value="120" calcext:value-type="float">
            <text:p>12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yabean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yamilk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armint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eak &amp; Egg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ew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ewed Tomato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orage Jar</text:p>
          </table:table-cell>
          <table:table-cell table:number-columns-repeated="2" office:value-type="float" office:value="185" calcext:value-type="float">
            <text:p>18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wberri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wberry cak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tuffed Tomato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ga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gar Can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gar Extrac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gar Pulp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lfur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MINERAL</text:p>
          </table:table-cell>
          <table:table-cell table:number-columns-repeated="1018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Sun Dried Tomatoes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flower Oil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flower Seed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wan Meat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co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rragon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a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ea Leav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apo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hread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hyme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as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fu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ilet Paper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ILETRIES</text:p>
          </table:table-cell>
          <table:table-cell table:number-columns-repeated="1018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mato Juice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DRINK</text:p>
          </table:table-cell>
          <table:table-cell table:number-columns-repeated="101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mato Meatball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mato Sauc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omato Soup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omatoe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rtillas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wel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out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na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na Tomatoes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key Dinner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key Meat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BUTCHER</text:p>
          </table:table-cell>
          <table:table-cell table:number-columns-repeated="1018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Twigs</text:p>
          </table:table-cell>
          <table:table-cell table:number-columns-repeated="2" office:value-type="float" office:value="25" calcext:value-type="float">
            <text:p>25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win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fired Bowl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fired Storage Jar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fired Vas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fired Water Jug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se</text:p>
          </table:table-cell>
          <table:table-cell table:number-columns-repeated="2" office:value-type="float" office:value="185" calcext:value-type="float">
            <text:p>185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eggie Omelett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FOOD</text:p>
          </table:table-cell>
          <table:table-cell table:number-columns-repeated="1018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dka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nuts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ROP</text:p>
          </table:table-cell>
          <table:table-cell table:number-columns-repeated="101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er Jug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skey</text:p>
          </table:table-cell>
          <table:table-cell table:number-columns-repeated="2" office:value-type="float" office:value="175" calcext:value-type="float">
            <text:p>175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ne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pes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TOILETRIES</text:p>
          </table:table-cell>
          <table:table-cell table:number-columns-repeated="101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Wood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Alcohol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Chair</text:p>
          </table:table-cell>
          <table:table-cell table:number-columns-repeated="2" office:value-type="float" office:value="300" calcext:value-type="float">
            <text:p>3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Chips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WOODLAND</text:p>
          </table:table-cell>
          <table:table-cell table:number-columns-repeated="1018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Coffee Table</text:p>
          </table:table-cell>
          <table:table-cell table:number-columns-repeated="2" office:value-type="float" office:value="300" calcext:value-type="float">
            <text:p>3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Shelf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Table</text:p>
          </table:table-cell>
          <table:table-cell table:number-columns-repeated="2" office:value-type="float" office:value="250" calcext:value-type="float">
            <text:p>25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d Wardrobe</text:p>
          </table:table-cell>
          <table:table-cell table:number-columns-repeated="2" office:value-type="float" office:value="200" calcext:value-type="float">
            <text:p>200</text:p>
          </table:table-cell>
          <table:table-cell table:content-validation-name="val1" office:value-type="string" calcext:value-type="string">
            <text:p>INTERACTIVE</text:p>
          </table:table-cell>
          <table:table-cell table:number-columns-repeated="1018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Wool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n</text:p>
          </table:table-cell>
          <table:table-cell table:number-columns-repeated="2" office:value-type="float" office:value="110" calcext:value-type="float">
            <text:p>110</text:p>
          </table:table-cell>
          <table:table-cell table:content-validation-name="val1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ast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400" calcext:value-type="float">
            <text:p>400</text:p>
          </table:table-cell>
          <table:table-cell table:content-validation-name="val1" office:value-type="string" calcext:value-type="string">
            <text:p>MEDICINE</text:p>
          </table:table-cell>
          <table:table-cell table:number-columns-repeated="1018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sh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office:value-type="string" calcext:value-type="string">
            <text:p>COMPOUND</text:p>
          </table:table-cell>
          <table:table-cell table:number-columns-repeated="1018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r Jug</text:p>
          </table:table-cell>
          <table:table-cell table:number-columns-repeated="2" office:value-type="float" office:value="150" calcext:value-type="float">
            <text:p>150</text:p>
          </table:table-cell>
          <table:table-cell table:content-validation-name="val1" office:value-type="string" calcext:value-type="string">
            <text:p>ALCOHOL</text:p>
          </table:table-cell>
          <table:table-cell table:number-columns-repeated="1018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lted Butter</text:p>
          </table:table-cell>
          <table:table-cell table:number-columns-repeated="2" office:value-type="float" office:value="80" calcext:value-type="float">
            <text:p>80</text:p>
          </table:table-cell>
          <table:table-cell table:content-validation-name="val1" office:value-type="string" calcext:value-type="string">
            <text:p>GROCERY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ple juice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oody Mary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ocolate milkshak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gnac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p of Tea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t of Tea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nish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n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mber 1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umber 2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ke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wberry milkshak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wberry smoothi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shine smoothi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mato Juice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R G</text:p>
          </table:table-cell>
          <table:table-cell office:value-type="string" calcext:value-type="string">
            <text:p>Veg stew / Veg Stew</text:p>
          </table:table-cell>
          <table:table-cell table:number-columns-repeated="2"/>
          <table:table-cell table:content-validation-name="val1"/>
          <table:table-cell/>
          <table:table-cell table:style-name="ce14" office:value-type="string" calcext:value-type="string">
            <text:p>(R) Veg stew <text:s/>/ <text:s/>(G) Veg Stew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dka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skey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ne glas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le Cid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Arctic Gant Eg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 R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 Stea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king Powd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zi Tea Cup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zi Tea Leav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ack Beans &amp; Ric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ack Wine Bundl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ack Wine Cup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Boiled Lobst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sk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sk Mil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sk Sandwich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sk Stea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sk Stew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wl of Stew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heese and Fruit Plat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heese Platt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Chestnut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lean Hurt Woo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lean Sable Woo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lean Woo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coa Powder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R) Cocoa ?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oked Bacon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nbre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issant Roll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umbled Bos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gg Bacon T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gg on Cheesy T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gg Tarsk Cho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ggs &amp; Wedg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ggs Sausage &amp; Sul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ermented Mil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eta Cur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ish Soup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R) Fish Stew ?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rond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nt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rden Sal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rlic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rlic Chees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rlic Cheese Cur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im Berri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orean Sal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Grilled Lobst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ut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rb Chees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rb Cheese Cur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t Cocoa Mug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R) Hot Chocolate ?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t Cross Roll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t Kal-da Footed Bow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t Kal-da Mu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t Pepper Powd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urt Woo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ungle Leath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ungle Pe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-la-na Win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falotyri Cheese Cur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rt Leath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rt Pe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bst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bster au gratin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bster Boile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ng Bre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rsh Gant Eg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ad Mu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at Cheese Veg Platt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tme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melet &amp; Wedg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ga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ga Mu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ncakes with syrup and berri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epper Groun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m-berry Chees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m-berry Cheese Cur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Bacon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Hurt Wool 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Wool 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d Chowd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nce Bread Roun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p Cloth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p Thre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ce Puddin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asted Bos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asted Gan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asted Vulo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p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-Tarna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ble Leath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ble Pe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ble Thre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ble Woo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ckin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usag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ra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ilk Cloth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ilk Thre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now Leath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now Pe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ur Dough Roun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icy Vulo Soup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ew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llage &amp; Eg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l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 Cho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 R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 Stea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buk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buk Veal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rsk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wny Red Leathe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wny Red Pe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a Cup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R) Tea ?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Tea Tray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/Similar to (R) Teapot ?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spi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mit Egg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mit Egg Bak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mit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mit R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na and rice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R) Tuna Tomatoes ?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rni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 Briske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 Cho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 Stea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rr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rr Mil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rr Skewer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rr Stea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o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o Sage Soup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o Sandwich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o Soup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ax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axed Chees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hite Sa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hite Sugar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ool Cloth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ool Thread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ogur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eam Chees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con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sk R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een Appl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ble Man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rsk Cho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rsk Mea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rsk Roas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rsk Steak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rr Chop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rr Briske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m-berrie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Arctic Gan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Marsh Gan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Sable Mane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Tumi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w Vulo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llow Salt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epper Powder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G) Hot Pepper Powder ??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tchup</text:p>
          </table:table-cell>
          <table:table-cell table:number-columns-repeated="2"/>
          <table:table-cell table:content-validation-name="val1"/>
          <table:table-cell/>
          <table:table-cell office:value-type="string" calcext:value-type="string">
            <text:p>Same as (R) Tomato Sauce ?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eppercorns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2" table:number-rows-repeated="1048028">
          <table:table-cell table:number-columns-repeated="5"/>
          <table:table-cell table:content-validation-name="val1"/>
          <table:table-cell table:number-columns-repeated="1018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</table:table>
      <table:table table:name="CATS" table:style-name="ta1">
        <table:table-column table:style-name="co4" table:default-cell-style-name="ce25"/>
        <table:table-column table:style-name="co4" table:default-cell-style-name="Default"/>
        <table:table-row table:style-name="ro1">
          <table:table-cell table:style-name="ce18" office:value-type="string" calcext:value-type="string">
            <text:p>CATEGORIES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FU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INTERACTIV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NEWSAGENT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WOODLAND</text:p>
          </table:table-cell>
          <table:table-cell office:value-type="string" calcext:value-type="string">
            <text:p>WO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8:14:07.305900666</meta:creation-date>
    <dc:date>2023-05-31T16:19:57.232166916</dc:date>
    <meta:editing-duration>PT3H55M58S</meta:editing-duration>
    <meta:editing-cycles>40</meta:editing-cycles>
    <meta:generator>LibreOffice/7.3.7.2$Linux_X86_64 LibreOffice_project/30$Build-2</meta:generator>
    <meta:document-statistic meta:table-count="2" meta:cell-count="2774" meta:object-count="0"/>
  </office:meta>
</office:document-meta>
</file>